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2.2835in"/>
    </style:style>
    <style:style style:name="co5" style:family="table-column">
      <style:table-column-properties fo:break-before="auto" style:column-width="6.7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Bea</text:p>
          </table:table-cell>
          <table:table-cell office:value-type="string" calcext:value-type="string">
            <text:p>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x</text:p>
          </table:table-cell>
          <table:table-cell/>
          <table:table-cell table:formula="of:=IF((([.D16]-[.D15])/[.D15])&gt;=0; ([.D16]-[.D15])/[.D15];-([.D16]-[.D15])/[.D15])" office:value-type="float" office:value="0" calcext:value-type="float">
            <text:p>0</text:p>
          </table:table-cell>
          <table:table-cell office:value-type="string" calcext:value-type="string">
            <text:p>self.absoluteValue((self.obtainedRadiusToBeacon - self.desiredRadius) / (self.desiredRadius * 1.0))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x</text:p>
          </table:table-cell>
          <table:table-cell/>
          <table:table-cell table:formula="of:=1 - ([.D24]/[.D25])" office:value-type="float" office:value="0" calcext:value-type="float">
            <text:p>0</text:p>
          </table:table-cell>
          <table:table-cell office:value-type="string" calcext:value-type="string">
            <text:p>1.0 - (self.obtainedAngleToBeacon / self.desiredAngleToBeacon)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x</text:p>
          </table:table-cell>
          <table:table-cell/>
          <table:table-cell table:formula="of:=1 - IF(([.D26] / ([.D28] / 2)) &gt;= 0;([.D26] / ([.D28] / 2));([.D26] / ([.D28] / 2)) * -1 )" office:value-type="float" office:value="0.666666666666667" calcext:value-type="float">
            <text:p>0.6666666667</text:p>
          </table:table-cell>
          <table:table-cell office:value-type="string" calcext:value-type="string">
            <text:p>1.0 - (self.absoluteValue(self.obtainedAngleToRobot)/(self.sensorAngle / 2.0))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</text:p>
          </table:table-cell>
          <table:table-cell table:formula="of:=1 - (([.D19] - [.D29])/([.D30] - [.D29]))^2" office:value-type="float" office:value="0.929930795847751" calcext:value-type="float">
            <text:p>0.9299307958</text:p>
          </table:table-cell>
          <table:table-cell office:value-type="string" calcext:value-type="string">
            <text:p>1 – (self.obtainedDistanceToRobot – self.minDistanceBetweenRobots)/(self.sensorRadius – self.minDistanceBetweenRobots)**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x</text:p>
          </table:table-cell>
          <table:table-cell table:formula="of:=([.D19] - [.D18])/([.D30] - [.D18] + [.D29])" office:value-type="float" office:value="0" calcext:value-type="float">
            <text:p>0</text:p>
          </table:table-cell>
          <table:table-cell office:value-type="string" calcext:value-type="string">
            <text:p>(self.obtainedDistanceToRobot - self.desiredDistanceToRobot)/(self.sensorRadius - self.desiredDistanceToRobot + self.minDistanceBetweenRobots)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table:number-columns-repeated="2" office:value-type="string" calcext:value-type="string">
            <text:p>x</text:p>
          </table:table-cell>
          <table:table-cell table:formula="of:=[.D5]+2*[.D6]*[.D2]" office:value-type="float" office:value="0.929930795847751" calcext:value-type="float">
            <text:p>0.9299307958</text:p>
          </table:table-cell>
          <table:table-cell office:value-type="string" calcext:value-type="string">
            <text:p>self.proximityCoef + 2.0 * self.accelerationCoef * self.interferenceCoef</text:p>
          </table:table-cell>
        </table:table-row>
        <table:table-row table:style-name="ro1">
          <table:table-cell office:value-type="string" calcext:value-type="string">
            <text:p>Cv(angular)</text:p>
          </table:table-cell>
          <table:table-cell table:number-columns-repeated="2" office:value-type="string" calcext:value-type="string">
            <text:p>x</text:p>
          </table:table-cell>
          <table:table-cell table:formula="of:=[.D27] * [.D22] - ([.D7] / ([.D2] + 0.1))" office:value-type="float" office:value="-9.29930795847751" calcext:value-type="float">
            <text:p>-9.2993079585</text:p>
          </table:table-cell>
          <table:table-cell office:value-type="string" calcext:value-type="string">
            <text:p>self.coefficienteForce * self.relativeDiffInRadius - (self.conversionCoef / (self.interferenceCoef + 0.1))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table:number-columns-repeated="3"/>
          <table:table-cell office:value-type="string" calcext:value-type="string">
            <text:p><text:tab/>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d</text:p>
          </table:table-cell>
          <table:table-cell table:style-name="ce1" table:number-columns-repeated="2"/>
          <table:table-cell table:style-name="ce1" office:value-type="float" office:value="1.5" calcext:value-type="float">
            <text:p>1.5</text:p>
          </table:table-cell>
          <table:table-cell office:value-type="string" calcext:value-type="string">
            <text:p>self.desiredRadiusToBeacon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self.obtainedRadiusToBeac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Dd</text:p>
          </table:table-cell>
          <table:table-cell table:style-name="ce1" table:number-columns-repeated="2"/>
          <table:table-cell table:style-name="ce1" office:value-type="float" office:value="0.75" calcext:value-type="float">
            <text:p>0.75</text:p>
          </table:table-cell>
          <table:table-cell office:value-type="string" calcext:value-type="string">
            <text:p>self.desiredDistanceToRobot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string" calcext:value-type="string">
            <text:p>self.obtainedDistanceToRobot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DIR</text:p>
          </table:table-cell>
          <table:table-cell table:number-columns-repeated="2"/>
          <table:table-cell table:formula="of:=([.D15]-[.D16])/[.D15]" office:value-type="float" office:value="0" calcext:value-type="float">
            <text:p>0</text:p>
          </table:table-cell>
          <table:table-cell office:value-type="string" calcext:value-type="string">
            <text:p>(self.desiredRadius - self.obtainedRadiusToBeacon) / (self.desiredRadius * 1.0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ATB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self.obtainedAngleToBeacon</text:p>
          </table:table-cell>
        </table:table-row>
        <table:table-row table:style-name="ro1">
          <table:table-cell table:style-name="ce1" office:value-type="string" calcext:value-type="string">
            <text:p>Ad</text:p>
          </table:table-cell>
          <table:table-cell table:style-name="ce1" table:number-columns-repeated="2"/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self.desiredAngleToBeacon</text:p>
          </table:table-cell>
        </table:table-row>
        <table:table-row table:style-name="ro1">
          <table:table-cell office:value-type="string" calcext:value-type="string">
            <text:p>oATR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elf.obtainedAngleToRobot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elf.coefficientForce</text:p>
          </table:table-cell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1" table:number-columns-repeated="2"/>
          <table:table-cell table:style-name="ce1" office:value-type="float" office:value="270" calcext:value-type="float">
            <text:p>270</text:p>
          </table:table-cell>
          <table:table-cell office:value-type="string" calcext:value-type="string">
            <text:p>self.sensorAngle</text:p>
          </table:table-cell>
        </table:table-row>
        <table:table-row table:style-name="ro1">
          <table:table-cell table:style-name="ce1" office:value-type="string" calcext:value-type="string">
            <text:p>minDBR</text:p>
          </table:table-cell>
          <table:table-cell table:style-name="ce1" table:number-columns-repeated="2"/>
          <table:table-cell table:style-name="ce1" office:value-type="float" office:value="0.3" calcext:value-type="float">
            <text:p>0.3</text:p>
          </table:table-cell>
          <table:table-cell office:value-type="string" calcext:value-type="string">
            <text:p>self.minDistanceBetweenRobots</text:p>
          </table:table-cell>
        </table:table-row>
        <table:table-row table:style-name="ro1">
          <table:table-cell table:style-name="ce1" office:value-type="string" calcext:value-type="string">
            <text:p>Sr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self.sensorRadi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00:34:46.344950475</meta:creation-date>
    <dc:date>2015-10-31T01:27:04.455663529</dc:date>
    <meta:editing-duration>PT4M17S</meta:editing-duration>
    <meta:editing-cycles>2</meta:editing-cycles>
    <meta:generator>LibreOffice/4.2.8.2$Linux_X86_64 LibreOffice_project/420m0$Build-2</meta:generator>
    <meta:document-statistic meta:table-count="1" meta:cell-count="72" meta:object-count="0"/>
  </office:meta>
</office:document-meta>
</file>